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E000002603812F5E750311E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margin-left="1.27cm" fo:margin-right="1.27cm" fo:text-indent="0cm"/>
    </style:style>
    <style:style style:name="P3" style:family="paragraph">
      <loext:graphic-properties draw:fill="solid" draw:fill-color="#000000"/>
      <style:paragraph-properties fo:margin-left="1.27cm" fo:margin-right="1.27cm" fo:text-indent="0cm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145cm" svg:height="15.442cm" svg:x="0.763cm" svg:y="4.064cm">
          <draw:image xlink:href="Pictures/10000201000003DE000002603812F5E750311E89.png" xlink:type="simple" xlink:show="embed" xlink:actuate="onLoad">
            <text:p/>
          </draw:image>
        </draw:frame>
        <draw:g>
          <svg:title>TexMaths</svg:title>
          <svg:desc>26§display§\ \  \Sigma(w)=\big{(}\frac{1}{w}+B\big{)}^{-B d_f+C}exp\big{(}\frac{d_f}{w}\big{)}§svg§600§FALSE§</svg:desc>
          <draw:polygon draw:style-name="gr2" draw:text-style-name="P2" draw:layer="layout" svg:width="13.376cm" svg:height="1.879cm" svg:x="7.705cm" svg:y="1.791cm" svg:viewBox="0 0 13377 1880" draw:points="6687,1880 0,1880 0,0 13377,0 13377,1880">
            <text:p/>
          </draw:polygon>
          <draw:path draw:style-name="gr3" draw:text-style-name="P3" draw:layer="layout" svg:width="0.558cm" svg:height="0.626cm" svg:x="7.757cm" svg:y="2.417cm" svg:viewBox="0 0 559 627" svg:d="M291 328c8-11 8-13 8-16s-5-8-8-13l-187-270h211c156 0 202 33 221 176h23l-26-205h-510c-20 0-23 0-23 21l229 333-219 249c-10 8-10 11-10 13 0 11 10 11 23 11h510l26-216h-23c-16 153-78 177-224 177h-252z">
            <text:p/>
          </draw:path>
          <draw:path draw:style-name="gr3" draw:text-style-name="P3" draw:layer="layout" svg:width="0.215cm" svg:height="0.914cm" svg:x="8.454cm" svg:y="2.355cm" svg:viewBox="0 0 216 915" svg:d="M216 907c0-2 0-5-18-20-115-115-143-289-143-429 0-159 33-318 148-432 13-13 13-13 13-16 0-7-5-10-11-10-10 0-93 62-148 179-47 102-57 203-57 279 0 72 10 182 60 286 57 114 135 171 145 171 6 0 11-2 11-8z">
            <text:p/>
          </draw:path>
          <draw:path draw:style-name="gr3" draw:text-style-name="P3" draw:layer="layout" svg:width="0.607cm" svg:height="0.415cm" svg:x="8.742cm" svg:y="2.638cm" svg:viewBox="0 0 608 416" svg:d="M398 94c5-19 13-52 13-60 0-16-13-24-26-24-11 0-29 8-34 26-3 6-47 182-52 206-8 28-8 44-8 60 0 10 0 13 0 18-21 47-49 75-86 75-72 0-72-67-72-83 0-29 5-65 49-177 8-28 16-41 16-60 0-41-32-75-76-75-88 0-122 133-122 140 0 11 10 11 10 11 11 0 11-3 16-16 23-86 60-114 94-114 7 0 20 0 20 28 0 24-10 50-15 65-42 110-52 151-52 188 0 83 62 114 130 114 15 0 60 0 96-65 23 60 88 65 114 65 71 0 110-57 133-112 31-73 62-195 62-239 0-52-26-65-41-65-24 0-47 23-47 44 0 13 8 18 16 26 10 8 31 34 31 78 0 31-26 120-50 167-23 49-54 80-101 80-42 0-68-26-68-78 0-26 8-54 11-67z">
            <text:p/>
          </draw:path>
          <draw:path draw:style-name="gr3" draw:text-style-name="P3" draw:layer="layout" svg:width="0.215cm" svg:height="0.914cm" svg:x="9.444cm" svg:y="2.355cm" svg:viewBox="0 0 216 915" svg:d="M216 458c0-71-11-182-63-286-54-112-135-172-143-172-7 0-10 3-10 10 0 3 0 3 18 21 91 91 143 237 143 427 0 158-34 319-148 434-13 10-13 13-13 15 0 6 3 8 10 8 8 0 91-62 146-177 47-101 60-202 60-280z">
            <text:p/>
          </draw:path>
          <draw:path draw:style-name="gr3" draw:text-style-name="P3" draw:layer="layout" svg:width="0.61cm" svg:height="0.215cm" svg:x="10.053cm" svg:y="2.706cm" svg:viewBox="0 0 611 216" svg:d="M580 36c13 0 31 0 31-18s-18-18-31-18h-549c-13 0-31 0-31 18s18 18 31 18zM580 216c13 0 31 0 31-18 0-19-18-19-31-19h-549c-13 0-31 0-31 19 0 18 18 18 31 18z">
            <text:p/>
          </draw:path>
          <draw:path draw:style-name="gr3" draw:text-style-name="P3" draw:layer="layout" svg:width="0.241cm" svg:height="1.096cm" svg:x="11.101cm" svg:y="2.264cm" svg:viewBox="0 0 242 1097" svg:d="M242 1090c0-6-3-6-5-8-42-47-104-120-143-271-21-83-32-177-32-262 0-240 60-409 172-528 8-8 8-11 8-11 0-10-8-10-13-10-13 0-63 55-76 68-93 111-153 275-153 481 0 130 23 314 143 468 10 13 70 80 86 80 5 0 13 0 13-7z">
            <text:p/>
          </draw:path>
          <draw:path draw:style-name="gr3" draw:text-style-name="P3" draw:layer="layout" svg:width="0.303cm" svg:height="0.61cm" svg:x="11.683cm" svg:y="1.814cm" svg:viewBox="0 0 304 611" svg:d="M190 23c0-20 0-23-21-23-57 60-140 60-169 60v28c18 0 73 0 120-26v476c0 34-3 44-86 44h-29v29c34-3 112-3 151-3 36 0 117 0 148 3v-29h-28c-84 0-86-10-86-44z">
            <text:p/>
          </draw:path>
          <draw:polygon draw:style-name="gr3" draw:text-style-name="P3" draw:layer="layout" svg:width="0.68cm" svg:height="0.038cm" svg:x="11.491cm" svg:y="2.794cm" svg:viewBox="0 0 681 39" draw:points="341,39 0,39 0,0 681,0 681,39">
            <text:p/>
          </draw:polygon>
          <draw:path draw:style-name="gr3" draw:text-style-name="P3" draw:layer="layout" svg:width="0.607cm" svg:height="0.415cm" svg:x="11.517cm" svg:y="3.265cm" svg:viewBox="0 0 608 416" svg:d="M398 94c5-19 13-52 13-60 0-16-13-24-26-24-11 0-29 8-34 26-3 6-47 182-52 206-8 28-8 44-8 60 0 10 0 13 0 18-21 47-49 75-86 75-72 0-72-67-72-83 0-29 5-65 49-177 8-28 16-41 16-60 0-41-32-75-76-75-88 0-122 133-122 140 0 11 10 11 10 11 11 0 11-3 16-16 23-86 60-114 94-114 7 0 20 0 20 28 0 24-10 50-15 65-42 110-52 151-52 188 0 83 62 114 130 114 15 0 60 0 96-65 23 60 88 65 114 65 71 0 110-57 133-112 31-73 62-195 62-239 0-52-26-65-41-65-24 0-47 23-47 44 0 13 8 18 16 26 10 8 31 34 31 78 0 31-26 120-50 167-23 49-54 80-101 80-42 0-68-26-68-78 0-26 8-54 11-67z">
            <text:p/>
          </draw:path>
          <draw:path draw:style-name="gr3" draw:text-style-name="P3" draw:layer="layout" svg:width="0.61cm" svg:height="0.61cm" svg:x="12.533cm" svg:y="2.508cm" svg:viewBox="0 0 611 611" svg:d="M325 325h255c13 0 31 0 31-18 0-21-18-21-31-21h-255v-255c0-13 0-31-18-31s-21 18-21 31v255h-255c-13 0-31 0-31 21 0 18 18 18 31 18h255v255c0 13 0 31 21 31 18 0 18-18 18-31z">
            <text:p/>
          </draw:path>
          <draw:path draw:style-name="gr3" draw:text-style-name="P3" draw:layer="layout" svg:width="0.654cm" svg:height="0.626cm" svg:x="13.433cm" svg:y="2.417cm" svg:viewBox="0 0 655 627" svg:d="M109 556c-10 34-13 42-83 42-16 0-26 0-26 18 0 11 8 11 26 11h328c143 0 252-110 252-198 0-68-55-120-143-130 96-18 192-86 192-172 0-67-60-127-171-127h-307c-18 0-26 0-26 18 0 11 8 11 23 11 3 0 21 0 37 2 15 0 23 3 23 13 0 5 0 8-3 18zM247 291l57-229c8-31 11-33 50-33h117c80 0 101 54 101 93 0 81-81 169-192 169zM205 598c-13 0-15 0-20 0-8-3-11-3-11-10 0-3 0-6 3-21l65-255h171c89 0 107 68 107 107 0 91-81 179-190 179z">
            <text:p/>
          </draw:path>
          <draw:path draw:style-name="gr3" draw:text-style-name="P3" draw:layer="layout" svg:width="0.241cm" svg:height="1.096cm" svg:x="14.171cm" svg:y="2.264cm" svg:viewBox="0 0 242 1097" svg:d="M242 549c0-130-24-312-146-468-8-11-67-81-86-81-5 0-10 3-10 10 0 3 3 6 5 8 44 47 104 122 143 268 21 83 29 177 29 263 0 93-8 187-31 275-37 128-91 203-138 253-8 7-8 10-8 13 0 7 5 7 10 7 16 0 65-54 76-67 96-112 156-276 156-481z">
            <text:p/>
          </draw:path>
          <draw:path draw:style-name="gr3" draw:text-style-name="P3" draw:layer="layout" svg:width="0.433cm" svg:height="0.033cm" svg:x="14.618cm" svg:y="2.313cm" svg:viewBox="0 0 434 34" svg:d="M408 34c11 0 26 0 26-16 0-18-13-18-26-18h-382c-10 0-26 0-26 16 0 18 16 18 26 18z">
            <text:p/>
          </draw:path>
          <draw:path draw:style-name="gr3" draw:text-style-name="P3" draw:layer="layout" svg:width="0.49cm" svg:height="0.438cm" svg:x="15.164cm" svg:y="2.053cm" svg:viewBox="0 0 491 439" svg:d="M75 390c-5 21-7 26-57 26-10 0-18 0-18 13 0 10 8 10 18 10h250c109 0 192-72 192-137 0-47-41-86-112-91 78-16 143-65 143-120 0-49-49-91-132-91h-234c-13 0-21 0-21 13 0 10 8 10 21 10 0 0 13 0 23 0 16 3 16 3 16 11 0 0 0 5-3 13zM179 203l39-159c6-18 6-21 32-21h98c65 0 81 42 81 68 0 52-60 112-146 112zM148 416c-21 0-21 0-21-5 0-3 0-5 3-16l44-174h135c63 0 86 39 86 75 0 65-65 120-143 120z">
            <text:p/>
          </draw:path>
          <draw:path draw:style-name="gr3" draw:text-style-name="P3" draw:layer="layout" svg:width="0.329cm" svg:height="0.451cm" svg:x="15.739cm" svg:y="2.045cm" svg:viewBox="0 0 330 452" svg:d="M328 18c2 0 2-8 2-10 0-3-2-8-10-8-11 0-65 5-81 5-5 3-15 3-15 16 0 10 10 10 18 10 31 0 31 3 31 8s-3 10-3 16l-36 145c-16-21-36-36-68-36-83 0-166 88-166 182 0 62 42 106 96 106 37 0 68-18 94-44 10 39 49 44 65 44 23 0 39-13 52-33 13-26 21-63 21-65 0-8-8-8-11-8-8 0-8 2-13 21-8 31-21 67-47 67-18 0-20-13-20-31 0-13 0-18 2-26zM192 367c-5 18-20 31-33 41-6 5-32 26-60 26-24 0-47-15-47-62 0-34 18-104 34-130 28-52 62-60 80-60 45 0 58 47 58 55 0 2 0 7-3 10z">
            <text:p/>
          </draw:path>
          <draw:path draw:style-name="gr3" draw:text-style-name="P3" draw:layer="layout" svg:width="0.264cm" svg:height="0.418cm" svg:x="16.134cm" svg:y="2.264cm" svg:viewBox="0 0 265 419" svg:d="M164 146h52c10 0 10 0 13 0 2-3 2-8 2-13 0-8-5-8-13-8h-49c5-34 13-91 21-99 5-8 13-10 21-10 2 0 13 0 23 5-18 8-18 23-18 26 0 10 8 18 21 18 10 0 28-10 28-29 0-28-31-36-54-36-58 0-71 55-73 75-5 21-3 8-11 50h-41c-8 0-16 0-16 13 0 8 5 8 13 8h42c-8 46-29 174-42 223-2 11-13 34-31 34-3 0-13 0-21-5 11-5 18-16 18-26 0-13-10-18-20-18-13 0-29 10-29 28 0 29 34 37 52 37 26 0 47-21 57-37 18-26 29-86 29-88z">
            <text:p/>
          </draw:path>
          <draw:path draw:style-name="gr3" draw:text-style-name="P3" draw:layer="layout" svg:width="0.472cm" svg:height="0.472cm" svg:x="16.535cm" svg:y="2.095cm" svg:viewBox="0 0 473 473" svg:d="M252 252h198c8 0 23 0 23-15 0-16-15-16-23-16h-198v-198c0-7 0-23-15-23-16 0-16 16-16 23v198h-198c-7 0-23 0-23 16 0 15 16 15 23 15h198v198c0 8 0 23 16 23 15 0 15-13 15-23z">
            <text:p/>
          </draw:path>
          <draw:path draw:style-name="gr3" draw:text-style-name="P3" draw:layer="layout" svg:width="0.496cm" svg:height="0.464cm" svg:x="17.094cm" svg:y="2.04cm" svg:viewBox="0 0 497 465" svg:d="M497 8c0-3-3-8-8-8s-5 0-11 8l-49 49c-5-8-42-57-120-57-156 0-309 138-309 283 0 104 83 182 198 182 33 0 96-7 163-62 50-44 63-99 63-104 0-10-5-10-11-10-7 0-7 5-10 10-26 88-117 143-195 143-68 0-143-36-143-138 0-18 3-119 78-203 44-49 112-78 172-78 75 0 119 55 119 125 0 18-2 24-2 29 0 8 7 8 13 8 10 0 10-3 13-16z">
            <text:p/>
          </draw:path>
          <draw:path draw:style-name="gr3" draw:text-style-name="P3" draw:layer="layout" svg:width="0.353cm" svg:height="0.415cm" svg:x="17.712cm" svg:y="2.638cm" svg:viewBox="0 0 354 416" svg:d="M130 195c26 0 94-3 140-23 65-26 71-81 71-94 0-39-37-78-99-78-104 0-242 88-242 250 0 93 55 166 146 166 130 0 208-96 208-109 0-5-6-11-11-11s-8 3-13 8c-73 91-171 91-184 91-71 0-78-75-78-106 0-11 0-39 13-94zM86 174c36-140 132-153 156-153 41 0 67 26 67 57 0 96-148 96-184 96z">
            <text:p/>
          </draw:path>
          <draw:path draw:style-name="gr3" draw:text-style-name="P3" draw:layer="layout" svg:width="0.457cm" svg:height="0.415cm" svg:x="18.123cm" svg:y="2.638cm" svg:viewBox="0 0 458 416" svg:d="M281 130c5-26 26-109 91-109 5 0 26 0 44 10-23 5-44 29-44 50 0 15 10 33 36 33 21 0 50-18 50-54 0-47-55-60-86-60-52 0-86 49-96 70-24-60-73-70-99-70-96 0-148 120-148 140 0 11 7 11 10 11 8 0 10-3 13-11 31-96 91-119 122-119 18 0 50 8 50 60 0 28-16 91-50 221-15 57-47 93-86 93-7 0-28 0-46-10 23-5 41-24 41-50s-18-33-34-33c-26 0-49 26-49 54 0 42 47 60 86 60 62 0 93-65 96-70 13 34 44 70 99 70 96 0 148-117 148-140 0-11-8-11-10-11-8 0-11 5-13 11-29 98-91 119-123 119-36 0-49-28-49-60 0-20 5-39 16-80z">
            <text:p/>
          </draw:path>
          <draw:path draw:style-name="gr3" draw:text-style-name="P3" draw:layer="layout" svg:width="0.477cm" svg:height="0.584cm" svg:x="18.586cm" svg:y="2.638cm" svg:viewBox="0 0 478 585" svg:d="M70 517c-8 32-8 39-49 39-11 0-21 0-21 16 0 8 5 13 13 13 23 0 49-5 75-5 32 0 63 5 91 5 6 0 19 0 19-21 0-8-11-8-24-8-47 0-47-7-47-15 0-11 39-161 47-185 11 29 37 60 83 60 107 0 221-135 221-270 0-86-52-146-122-146-44 0-88 34-119 68-8-50-50-68-84-68-41 0-59 36-67 52-16 31-29 86-29 88 0 11 11 11 13 11 8 0 8 0 16-21 15-65 34-109 65-109 15 0 28 8 28 41 0 21-2 32-5 47zM231 120c8-26 32-52 50-65 31-29 57-34 73-34 39 0 59 31 59 86 0 54-31 158-46 195-32 65-76 93-110 93-59 0-72-75-72-80 0-3 0-6 2-16z">
            <text:p/>
          </draw:path>
          <draw:path draw:style-name="gr3" draw:text-style-name="P3" draw:layer="layout" svg:width="0.241cm" svg:height="1.096cm" svg:x="19.213cm" svg:y="2.264cm" svg:viewBox="0 0 242 1097" svg:d="M242 1090c0-6-3-6-5-8-42-47-104-120-143-271-21-83-29-177-29-262 0-240 57-409 169-528 8-8 8-11 8-11 0-10-8-10-13-10-13 0-63 55-76 68-93 111-153 275-153 481 0 130 23 314 143 468 10 13 70 80 86 80 5 0 13 0 13-7z">
            <text:p/>
          </draw:path>
          <draw:path draw:style-name="gr3" draw:text-style-name="P3" draw:layer="layout" svg:width="0.436cm" svg:height="0.646cm" svg:x="19.639cm" svg:y="1.788cm" svg:viewBox="0 0 437 647" svg:d="M437 10c0 0 0-10-11-10-15 0-101 8-117 10-7 0-13 6-13 19 0 10 8 10 21 10 44 0 47 5 47 16l-3 18-54 218c-18-36-44-60-86-60-107 0-221 136-221 268 0 86 49 148 122 148 18 0 65-5 120-70 8 39 39 70 83 70 34 0 55-20 68-52 15-31 28-88 28-91 0-7-8-7-10-7-11 0-11 2-13 15-16 60-34 115-70 115-26 0-29-24-29-42 0-23 3-29 5-44zM247 528c-5 15-5 18-18 34-42 49-78 65-104 65-47 0-60-50-60-86 0-47 29-159 52-200 29-55 68-89 107-89 59 0 70 76 70 81s0 10-3 15z">
            <text:p/>
          </draw:path>
          <draw:path draw:style-name="gr3" draw:text-style-name="P3" draw:layer="layout" svg:width="0.342cm" svg:height="0.581cm" svg:x="20.123cm" svg:y="2.11cm" svg:viewBox="0 0 343 582" svg:d="M216 198h62c13 0 21 0 21-13 0-11-8-11-18-11h-60c13-80 18-109 23-127 3-16 19-29 34-29 0 0 18 0 29 8-26 8-26 31-26 34 0 15 10 26 26 26 15 0 36-16 36-39 0-31-34-47-65-47-28 0-60 16-78 49-13 24-18 52-31 125h-52c-13 0-21 0-21 16 0 8 8 8 21 8h47c0 5-42 236-57 304-3 15-13 62-45 62 0 0-15 0-28-5 26-10 28-34 28-36 0-16-10-24-26-24-18 0-36 13-36 39 0 29 31 44 62 44 42 0 71-41 78-54 24-44 37-122 39-130z">
            <text:p/>
          </draw:path>
          <draw:polygon draw:style-name="gr3" draw:text-style-name="P3" draw:layer="layout" svg:width="0.951cm" svg:height="0.038cm" svg:x="19.603cm" svg:y="2.794cm" svg:viewBox="0 0 952 39" draw:points="476,39 0,39 0,0 952,0 952,39">
            <text:p/>
          </draw:polygon>
          <draw:path draw:style-name="gr3" draw:text-style-name="P3" draw:layer="layout" svg:width="0.607cm" svg:height="0.415cm" svg:x="19.764cm" svg:y="3.265cm" svg:viewBox="0 0 608 416" svg:d="M398 94c5-19 13-52 13-60 0-16-13-24-26-24-11 0-29 8-34 26-3 6-47 182-52 206-8 28-8 44-8 60 0 10 0 13 0 18-21 47-49 75-86 75-72 0-72-67-72-83 0-29 5-65 49-177 8-28 16-41 16-60 0-41-32-75-76-75-88 0-122 133-122 140 0 11 10 11 10 11 11 0 11-3 16-16 23-86 60-114 94-114 7 0 20 0 20 28 0 24-10 50-15 65-42 110-52 151-52 188 0 83 62 114 130 114 15 0 60 0 96-65 23 60 88 65 114 65 71 0 110-57 133-112 31-73 62-195 62-239 0-52-26-65-41-65-24 0-47 23-47 44 0 13 8 18 16 26 10 8 31 34 31 78 0 31-26 120-50 167-23 49-54 80-101 80-42 0-68-26-68-78 0-26 8-54 11-67z">
            <text:p/>
          </draw:path>
          <draw:path draw:style-name="gr3" draw:text-style-name="P3" draw:layer="layout" svg:width="0.241cm" svg:height="1.096cm" svg:x="20.702cm" svg:y="2.264cm" svg:viewBox="0 0 242 1097" svg:d="M242 549c0-130-24-312-146-468-8-11-67-81-86-81-5 0-10 3-10 10 0 3 3 6 5 8 44 47 104 122 143 268 21 83 29 177 29 263 0 93-8 187-31 275-37 128-91 203-138 253-8 7-8 10-8 13 0 7 5 7 10 7 16 0 65-54 76-67 96-112 156-276 156-481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1:36:30.172519265</meta:creation-date>
    <dc:date>2019-07-17T11:50:54.690242363</dc:date>
    <meta:editing-duration>PT59S</meta:editing-duration>
    <meta:editing-cycles>1</meta:editing-cycles>
    <meta:document-statistic meta:object-count="53"/>
    <meta:generator>LibreOffice/5.1.6.2$Linux_X86_64 LibreOffice_project/10m0$Build-2</meta:generator>
  </office:meta>
</office:document-meta>
</file>